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65b4d6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paragraph-properties fo:margin-top="0in" fo:margin-bottom="0.1in" style:contextual-spacing="false"/>
      <style:text-properties style:font-name="Ubuntu" fo:font-size="11pt" fo:language="zxx" fo:country="none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86f81" officeooo:paragraph-rsid="00686f81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86f81" officeooo:paragraph-rsid="00693247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93247" officeooo:paragraph-rsid="00693247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a9f2d" officeooo:paragraph-rsid="006a9f2d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3791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c8e97" officeooo:paragraph-rsid="006c8e97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ae28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ae28" officeooo:paragraph-rsid="006eae28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1d605" officeooo:paragraph-rsid="0071d605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43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" style:family="text">
      <style:text-properties style:font-name="Ubuntu" fo:font-size="11pt" officeooo:rsid="00514690" style:font-size-asian="11pt" style:font-size-complex="11pt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c9211e" loext:opacity="100%" fo:font-weight="bold" officeooo:rsid="004d786d" style:font-weight-asian="bold" style:font-weight-complex="bold"/>
    </style:style>
    <style:style style:name="T11" style:family="text">
      <style:text-properties fo:color="#c9211e" loext:opacity="100%" fo:font-weight="bold" officeooo:rsid="004ee2e8" style:font-weight-asian="bold" style:font-weight-complex="bold"/>
    </style:style>
    <style:style style:name="T12" style:family="text">
      <style:text-properties fo:color="#c9211e" loext:opacity="100%" officeooo:rsid="004ee2e8"/>
    </style:style>
    <style:style style:name="T13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14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5" style:family="text">
      <style:text-properties fo:color="#c9211e" loext:opacity="100%" officeooo:rsid="004ca4ae"/>
    </style:style>
    <style:style style:name="T16" style:family="text">
      <style:text-properties officeooo:rsid="004d786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4ee2e8"/>
    </style:style>
    <style:style style:name="T19" style:family="text">
      <style:text-properties fo:color="#000000" loext:opacity="100%" fo:font-weight="bold" officeooo:rsid="004d786d" style:font-weight-asian="bold" style:font-weight-complex="bold"/>
    </style:style>
    <style:style style:name="T20" style:family="text">
      <style:text-properties fo:color="#000000" loext:opacity="100%" fo:font-weight="bold" officeooo:rsid="004ee2e8" style:font-weight-asian="bold" style:font-weight-complex="bold"/>
    </style:style>
    <style:style style:name="T21" style:family="text">
      <style:text-properties officeooo:rsid="0057ab3a"/>
    </style:style>
    <style:style style:name="T22" style:family="text">
      <style:text-properties officeooo:rsid="00592596"/>
    </style:style>
    <style:style style:name="T23" style:family="text">
      <style:text-properties officeooo:rsid="005a3bfa"/>
    </style:style>
    <style:style style:name="T24" style:family="text">
      <style:text-properties officeooo:rsid="005b5cb0"/>
    </style:style>
    <style:style style:name="T25" style:family="text">
      <style:text-properties officeooo:rsid="005da2c9"/>
    </style:style>
    <style:style style:name="T26" style:family="text">
      <style:text-properties officeooo:rsid="005f08d0"/>
    </style:style>
    <style:style style:name="T27" style:family="text">
      <style:text-properties officeooo:rsid="006020cf"/>
    </style:style>
    <style:style style:name="T28" style:family="text">
      <style:text-properties officeooo:rsid="0061dd2b"/>
    </style:style>
    <style:style style:name="T29" style:family="text">
      <style:text-properties officeooo:rsid="0064b584"/>
    </style:style>
    <style:style style:name="T30" style:family="text">
      <style:text-properties officeooo:rsid="004ca4ae"/>
    </style:style>
    <style:style style:name="T31" style:family="text">
      <style:text-properties officeooo:rsid="0065b4d6"/>
    </style:style>
    <style:style style:name="T32" style:family="text">
      <style:text-properties officeooo:rsid="00686f81"/>
    </style:style>
    <style:style style:name="T33" style:family="text">
      <style:text-properties officeooo:rsid="00693247"/>
    </style:style>
    <style:style style:name="T34" style:family="text">
      <style:text-properties officeooo:rsid="006a9f2d"/>
    </style:style>
    <style:style style:name="T35" style:family="text">
      <style:text-properties officeooo:rsid="006b296e"/>
    </style:style>
    <style:style style:name="T36" style:family="text">
      <style:text-properties officeooo:rsid="006b3791"/>
    </style:style>
    <style:style style:name="T37" style:family="text">
      <style:text-properties officeooo:rsid="006eae28"/>
    </style:style>
    <style:style style:name="T38" style:family="text">
      <style:text-properties officeooo:rsid="00733f8f"/>
    </style:style>
    <style:style style:name="T39" style:family="text">
      <style:text-properties officeooo:rsid="007651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12">Bonjour.</text:p>
      <text:p text:style-name="P12">Au revoir.</text:p>
      <text:p text:style-name="P8"/>
      <text:p text:style-name="P12">Une fille.<text:tab/><text:tab/><text:span text:style-name="T22">[ un fi ]</text:span></text:p>
      <text:p text:style-name="P12">Un garçon.<text:tab/> <text:tab/><text:span text:style-name="T22">[ qa garso ]</text:span></text:p>
      <text:p text:style-name="P12">Une femme.<text:tab/><text:tab/><text:span text:style-name="T22">[ un f</text:span><text:span text:style-name="T28">a</text:span><text:span text:style-name="T22">m ]</text:span></text:p>
      <text:p text:style-name="P12">Un homme.<text:tab/><text:tab/><text:span text:style-name="T22">[ qa n_om ]</text:span></text:p>
      <text:p text:style-name="P12"/>
      <text:p text:style-name="P15">Les <text:s/><text:span text:style-name="T21">garçon</text:span>s.<text:tab/><text:tab/>[ le garson ]</text:p>
      <text:p text:style-name="P15">Les filles.<text:tab/><text:tab/>[ le fi ]<text:tab/></text:p>
      <text:p text:style-name="P16">L<text:span text:style-name="T27">es </text:span>hommes.<text:tab/><text:tab/><text:span text:style-name="T27">[le ż_om]</text:span></text:p>
      <text:p text:style-name="P19">Les femmes<text:tab/><text:tab/><text:span text:style-name="T27">[ le fam ]</text:span></text:p>
      <text:p text:style-name="P19"/>
      <text:p text:style-name="P8"><text:span text:style-name="T17">Mang</text:span><text:span text:style-name="T9">er</text:span> [ man-xġe ] (to eat)</text:p>
      <text:p text:style-name="P8">Je<text:tab/><text:tab/>mang<text:span text:style-name="T8">e</text:span><text:tab/><text:tab/>[ xġ man-xġ ]</text:p>
      <text:p text:style-name="P8">Tu<text:tab/><text:tab/>mang<text:span text:style-name="T8">es</text:span><text:tab/>[ tu man-xġ ]</text:p>
      <text:p text:style-name="P8">Il, elle, on<text:tab/>mang<text:span text:style-name="T8">e</text:span><text:tab/><text:tab/>[ il, el, qu man-xġ ]</text:p>
      <text:p text:style-name="P8">Nous<text:tab/><text:tab/>mang<text:span text:style-name="T8">eons</text:span><text:tab/>[ nu man-xġo ]</text:p>
      <text:p text:style-name="P8">Vous<text:tab/><text:tab/>mang<text:span text:style-name="T8">ez</text:span><text:tab/>[ vu man-xġe ]</text:p>
      <text:p text:style-name="P8">Ils, elles<text:tab/>mang<text:span text:style-name="T8">ent</text:span><text:tab/>[ il, el man-xġ ]</text:p>
      <text:p text:style-name="P8"/>
      <text:p text:style-name="P8"/>
      <text:p text:style-name="P14"><text:span text:style-name="Strong_20_Emphasis">Boi</text:span><text:span text:style-name="Strong_20_Emphasis"><text:span text:style-name="T8">re</text:span></text:span> <text:tab/>[ bwa ] (to drink)<text:tab/><text:tab/><text:tab/><text:tab/><text:span text:style-name="Strong_20_Emphasis">oi -&gt; </text:span><text:span text:style-name="Strong_20_Emphasis"><text:span text:style-name="T25">wa</text:span></text:span></text:p>
      <text:p text:style-name="P8">Je<text:tab/><text:tab/>boi<text:span text:style-name="T8">s</text:span><text:tab/><text:tab/>[ xġ bwa ]</text:p>
      <text:p text:style-name="P8">Tu<text:tab/><text:tab/>boi<text:span text:style-name="T8">s</text:span><text:tab/><text:tab/>[ tu bwa ]</text:p>
      <text:p text:style-name="P8">Il, elle, on<text:tab/>boi<text:span text:style-name="T8">t</text:span><text:tab/><text:tab/>[ il, el, qu bwa ]</text:p>
      <text:p text:style-name="P8">Nous<text:tab/><text:tab/>buv<text:span text:style-name="T8">ons</text:span><text:tab/>[ nu buvo ]</text:p>
      <text:p text:style-name="P8">Vous<text:tab/><text:tab/>buv<text:span text:style-name="T8">ez</text:span><text:tab/><text:tab/>[ vu buve ]</text:p>
      <text:p text:style-name="P8">Ils, elles<text:tab/>boiv<text:span text:style-name="T8">ent</text:span><text:tab/>[ il, el bwav ]</text:p>
      <text:p text:style-name="P8"/>
      <text:p text:style-name="P8"/>
      <text:p text:style-name="P8"/>
      <text:p text:style-name="P18"><text:soft-page-break/><text:span text:style-name="T20">Cour</text:span><text:span text:style-name="T11">ir</text:span><text:span text:style-name="T8"><text:tab/></text:span>[ <text:span text:style-name="T18">kurir</text:span>] <text:span text:style-name="T29">(to run)</text:span></text:p>
      <text:p text:style-name="P17"/>
      <text:p text:style-name="P18">Je <text:s/><text:span text:style-name="T18">cour</text:span><text:span text:style-name="T12">s</text:span><text:tab/><text:tab/>[ xġ <text:s/><text:span text:style-name="T18">kur</text:span><text:span text:style-name="T16"> </text:span>]<text:tab/><text:tab/></text:p>
      <text:p text:style-name="P43"><text:span text:style-name="T2">Tu </text:span><text:span text:style-name="T3">cour</text:span><text:span text:style-name="T13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8">il, elle, on <text:span text:style-name="T18">cour</text:span><text:span text:style-name="T12">t</text:span><text:tab/>[ il, el, qu <text:s/><text:span text:style-name="T18">kur</text:span><text:span text:style-name="T16"> </text:span>]<text:tab/><text:tab/></text:p>
      <text:p text:style-name="P18"/>
      <text:p text:style-name="P18">nous <text:span text:style-name="T18">cour</text:span><text:span text:style-name="T8">ons</text:span><text:tab/><text:tab/>[ nu <text:span text:style-name="T18">kuro</text:span><text:span text:style-name="T16"> </text:span>]<text:tab/><text:tab/><text:tab/></text:p>
      <text:p text:style-name="P18">vous <text:span text:style-name="T18">cour</text:span><text:span text:style-name="T8">ez</text:span><text:tab/><text:tab/>[ vu <text:s/><text:span text:style-name="T18">kure</text:span><text:span text:style-name="T16"> </text:span>]<text:tab/><text:tab/><text:tab/></text:p>
      <text:p text:style-name="P21"><text:span text:style-name="T30">ils, elles </text:span><text:span text:style-name="T18">cour</text:span><text:span text:style-name="T15">ent</text:span><text:span text:style-name="T30"><text:tab/>[ il, el </text:span><text:span text:style-name="T18">kur</text:span><text:span text:style-name="T16"> </text:span><text:span text:style-name="T30">]<text:tab/></text:span></text:p>
      <text:p text:style-name="P8"/>
      <text:p text:style-name="P8"><text:span text:style-name="Strong_20_Emphasis">Lire</text:span> [ lir ] (to read)</text:p>
      <text:p text:style-name="P8">Je<text:tab/><text:tab/>li<text:span text:style-name="T8">s</text:span><text:tab/><text:tab/>[ xġ li ]</text:p>
      <text:p text:style-name="P8">Tu<text:tab/><text:tab/>li<text:span text:style-name="T8">s</text:span><text:tab/><text:tab/>[ tu li ]</text:p>
      <text:p text:style-name="P8">Il, elle, on<text:tab/>li<text:span text:style-name="T8">t</text:span><text:tab/><text:tab/>[ il, el, qu li ]</text:p>
      <text:p text:style-name="P8">Nous<text:tab/><text:tab/>lis<text:span text:style-name="T8">ons<text:tab/></text:span><text:tab/>[ nu li<text:span text:style-name="T23">ż</text:span>o ]</text:p>
      <text:p text:style-name="P8">Vous<text:tab/><text:tab/>lise<text:span text:style-name="T8">z<text:tab/></text:span><text:tab/>[ vu li<text:span text:style-name="T23">ż</text:span>e ]</text:p>
      <text:p text:style-name="P8">Ils, elles<text:tab/>lis<text:span text:style-name="T8">ent</text:span><text:tab/><text:tab/>[ il, el li<text:span text:style-name="T23">ż</text:span> ]</text:p>
      <text:p text:style-name="P8"/>
      <text:p text:style-name="P42"><text:span text:style-name="T6">Cuisin</text:span><text:span text:style-name="T14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8">Je<text:tab/><text:tab/>cuisin<text:span text:style-name="T8">e<text:tab/></text:span><text:tab/>[ xġ k<text:span text:style-name="T24">w</text:span>i<text:span text:style-name="T24">ż</text:span>in ]</text:p>
      <text:p text:style-name="P8">Tu<text:tab/><text:tab/>cuisin<text:span text:style-name="T8">es</text:span><text:tab/>[ tu k<text:span text:style-name="T24">w</text:span>i<text:span text:style-name="T24">ż</text:span>in ]</text:p>
      <text:p text:style-name="P8">Il, elle, on<text:tab/>cuisin<text:span text:style-name="T8">e<text:tab/></text:span><text:tab/>[ il, el, qu k<text:span text:style-name="T24">w</text:span>i<text:span text:style-name="T24">ż</text:span>in ]</text:p>
      <text:p text:style-name="P8">Nous<text:tab/><text:tab/>cuisin<text:span text:style-name="T8">ons</text:span><text:tab/>[ nu k<text:span text:style-name="T24">w</text:span>i<text:span text:style-name="T24">ż</text:span>i-no ]</text:p>
      <text:p text:style-name="P8">Vous<text:tab/><text:tab/>cuisin<text:span text:style-name="T8">ez</text:span><text:tab/>[ vu k<text:span text:style-name="T24">w</text:span>i<text:span text:style-name="T24">ż</text:span>i-ne ]</text:p>
      <text:p text:style-name="P8">Ils, elles<text:tab/>cuisin<text:span text:style-name="T8">ent</text:span><text:tab/>[ il, el k<text:span text:style-name="T24">w</text:span>i<text:span text:style-name="T24">ż</text:span>in ]</text:p>
      <text:p text:style-name="P8"/>
      <text:p text:style-name="P8"><text:span text:style-name="T17">Écri</text:span><text:span text:style-name="T9">re</text:span> [ ek-<text:span text:style-name="T26">r</text:span>ir ] (to write)</text:p>
      <text:p text:style-name="P8">Je<text:tab/><text:tab/>écri<text:span text:style-name="T8">s</text:span><text:tab/><text:tab/>[ xġ ek<text:span text:style-name="T26">ri</text:span> ]</text:p>
      <text:p text:style-name="P8">Tu<text:tab/><text:tab/>écri<text:span text:style-name="T8">s</text:span><text:tab/><text:tab/>[ tu ek<text:span text:style-name="T26">ri</text:span>]</text:p>
      <text:p text:style-name="P8">Il, elle, on<text:tab/>écri<text:span text:style-name="T8">t<text:tab/></text:span><text:tab/>[ il, el, qu ek<text:span text:style-name="T26">ri</text:span>]</text:p>
      <text:p text:style-name="P8">Nous<text:tab/><text:tab/>écriv<text:span text:style-name="T8">ons</text:span><text:tab/>[ nu <text:span text:style-name="T24">ż_</text:span>ek<text:span text:style-name="T24">r</text:span>i-vo ]</text:p>
      <text:p text:style-name="P8">Vous<text:tab/><text:tab/>écrive<text:span text:style-name="T8">z<text:tab/></text:span><text:tab/>[ vu <text:span text:style-name="T24">ż_</text:span>ek<text:span text:style-name="T24">r</text:span>i-ve ]</text:p>
      <text:p text:style-name="P13">Ils, elles<text:tab/>écriv<text:span text:style-name="T8">ent</text:span><text:tab/>[ il, el <text:span text:style-name="T24">ż_ ekgri</text:span> ]</text:p>
      <text:p text:style-name="P13"/>
      <text:p text:style-name="P13"/>
      <text:p text:style-name="P13"/>
      <text:p text:style-name="P18"><text:soft-page-break/><text:span text:style-name="T19">Nag</text:span><text:span text:style-name="T10">er</text:span><text:span text:style-name="T8"><text:tab/></text:span>[ <text:span text:style-name="T16">naxġe</text:span> ] <text:span text:style-name="T29">( to swim)</text:span></text:p>
      <text:p text:style-name="P17"/>
      <text:p text:style-name="P18">Je <text:s/><text:span text:style-name="T16">nag</text:span><text:span text:style-name="T8">e</text:span> <text:tab/><text:tab/>[ xġ <text:s/><text:span text:style-name="T16">naxġ </text:span>]<text:tab/><text:tab/></text:p>
      <text:p text:style-name="P18">Tu <text:span text:style-name="T16">nag</text:span><text:span text:style-name="T8">es</text:span><text:tab/><text:tab/>[ tu <text:span text:style-name="T16">naxġ </text:span>]<text:tab/><text:tab/><text:tab/></text:p>
      <text:p text:style-name="P18">il, elle, on <text:span text:style-name="T16">nag</text:span><text:span text:style-name="T8">e</text:span><text:tab/>[ il, el, qu <text:s/><text:span text:style-name="T16">naxġ </text:span>]<text:tab/><text:tab/></text:p>
      <text:p text:style-name="P18"/>
      <text:p text:style-name="P18">nous <text:span text:style-name="T16">nag</text:span><text:span text:style-name="T12">e</text:span><text:span text:style-name="T8">ons</text:span><text:tab/><text:tab/>[ nu <text:span text:style-name="T16">naxġo </text:span>]<text:tab/><text:tab/><text:tab/></text:p>
      <text:p text:style-name="P18">vous <text:span text:style-name="T16">nag</text:span><text:span text:style-name="T8">ez</text:span><text:tab/><text:tab/>[ vu <text:s/><text:span text:style-name="T16">naxġe </text:span>]<text:tab/><text:tab/><text:tab/></text:p>
      <text:p text:style-name="P18">ils, elles <text:span text:style-name="T16">nag</text:span><text:span text:style-name="T8">ent</text:span><text:tab/>[ il, el <text:span text:style-name="T16">naxġ </text:span>]<text:tab/></text:p>
      <text:p text:style-name="P8"/>
      <text:p text:style-name="P5">Sentences about Eating and Drinking</text:p>
      <text:p text:style-name="P20">La femme mange.</text:p>
      <text:p text:style-name="P20">L'homme mange.</text:p>
      <text:p text:style-name="P20">Le garçon mange.</text:p>
      <text:p text:style-name="P20">La fille mange.</text:p>
      <text:p text:style-name="P20">Les femmes mangent.</text:p>
      <text:p text:style-name="P20">Les hommes mangent.</text:p>
      <text:p text:style-name="P20">Les garçons mangent.</text:p>
      <text:p text:style-name="P20">Les filles mangent.</text:p>
      <text:p text:style-name="P20">Elle mange.</text:p>
      <text:p text:style-name="P20">Il mange.</text:p>
      <text:p text:style-name="P20">Ils mangent.</text:p>
      <text:p text:style-name="P20">Elles mangent.</text:p>
      <text:p text:style-name="P20">L'homme boit.</text:p>
      <text:p text:style-name="P20">La fille boit.</text:p>
      <text:p text:style-name="P20">Les hommes boivent.</text:p>
      <text:p text:style-name="P20">Elle boit.</text:p>
      <text:p text:style-name="P20">Ils boivent.</text:p>
      <text:p text:style-name="P20"/>
      <text:p text:style-name="P5">Sentences about Reading and Writing</text:p>
      <text:p text:style-name="P20">L'homme lit.</text:p>
      <text:p text:style-name="P20">La femme lit.</text:p>
      <text:p text:style-name="P20">La fille lit.</text:p>
      <text:p text:style-name="P20">Le garçon lit.</text:p>
      <text:p text:style-name="P20">Les femmes lisent.</text:p>
      <text:p text:style-name="P20">Les hommes lisent.</text:p>
      <text:p text:style-name="P20"><text:soft-page-break/>Les garçons lisent.</text:p>
      <text:p text:style-name="P20">Les filles lisent.</text:p>
      <text:p text:style-name="P20">Elle lit.</text:p>
      <text:p text:style-name="P20">Il lit.</text:p>
      <text:p text:style-name="P20">Ils lisent.</text:p>
      <text:p text:style-name="P20">Elle écrit.</text:p>
      <text:p text:style-name="P20">Il écrit.</text:p>
      <text:p text:style-name="P20">Ils écrivent.</text:p>
      <text:p text:style-name="P20">Elles écrivent.</text:p>
      <text:p text:style-name="P20"/>
      <text:p text:style-name="P5">Sentences about Running</text:p>
      <text:p text:style-name="P20">La femme court.</text:p>
      <text:p text:style-name="P20">L'homme court.</text:p>
      <text:p text:style-name="P20">La fille court.</text:p>
      <text:p text:style-name="P20">Le garçon court.</text:p>
      <text:p text:style-name="P20">Les femmes courent.</text:p>
      <text:p text:style-name="P20">Les hommes courent.</text:p>
      <text:p text:style-name="P20">Les filles courent.</text:p>
      <text:p text:style-name="P20">Les garçons courent.</text:p>
      <text:p text:style-name="P20">Elle court.</text:p>
      <text:p text:style-name="P20">Il court.</text:p>
      <text:p text:style-name="P20">Ils courent.</text:p>
      <text:p text:style-name="P20">Elles courent.</text:p>
      <text:p text:style-name="P20"/>
      <text:p text:style-name="P5">Sentences about Cooking</text:p>
      <text:p text:style-name="P20">L'homme cuisine.</text:p>
      <text:p text:style-name="P20">Elle cuisine.</text:p>
      <text:p text:style-name="P20">Il cuisine.</text:p>
      <text:p text:style-name="P20">Ils cuisinent.</text:p>
      <text:p text:style-name="P20">Elles cuisinent.</text:p>
      <text:p text:style-name="P20">Les hommes cuisinent.</text:p>
      <text:p text:style-name="P20"/>
      <text:p text:style-name="P5">Sentences about Swimming</text:p>
      <text:p text:style-name="P20">La fille nage.</text:p>
      <text:p text:style-name="P20">L'homme nage.</text:p>
      <text:p text:style-name="P20">Les femmes nagent.</text:p>
      <text:p text:style-name="P20"><text:soft-page-break/>Les garçons nagent.</text:p>
      <text:p text:style-name="P20">Il nage.</text:p>
      <text:p text:style-name="P20">Elle nage.</text:p>
      <text:p text:style-name="P20">Ils nagent.</text:p>
      <text:p text:style-name="P20"/>
      <text:p text:style-name="P5">Sentences about Articles</text:p>
      <text:p text:style-name="P20">Un garçon.</text:p>
      <text:p text:style-name="P20">Une fille.</text:p>
      <text:p text:style-name="P20">Des garçons.</text:p>
      <text:p text:style-name="P20">Des filles.</text:p>
      <text:p text:style-name="P20">Des hommes.</text:p>
      <text:p text:style-name="P20">Des femmes.</text:p>
      <text:p text:style-name="P20"/>
      <text:p text:style-name="P41"><text:span text:style-name="T7"/></text:p>
      <text:p text:style-name="P10">________________________________________________________________________________________________</text:p>
      <text:p text:style-name="P10"/>
      <text:h text:style-name="P6" text:outline-level="4">Lesson <text:span text:style-name="T31">2</text:span></text:h>
      <text:p text:style-name="P7"/>
      <text:p text:style-name="P7"/>
      <text:p text:style-name="P20">Un sandwich. <text:tab/><text:tab/>[ qa sandwiċ ]</text:p>
      <text:p text:style-name="P22">Un oeuf.<text:tab/><text:tab/>[ qa n_ef ]</text:p>
      <text:p text:style-name="P22">Une pomme.<text:tab/><text:tab/>[ qun pom ]</text:p>
      <text:p text:style-name="P22">Du pain.<text:tab/><text:tab/>[ dju pa ]</text:p>
      <text:p text:style-name="P22">Du cafe.<text:tab/><text:tab/>[ dju kafe ]</text:p>
      <text:p text:style-name="P22">Du lait.<text:tab/><text:tab/><text:tab/>[ dju le ]</text:p>
      <text:p text:style-name="P22">Du riz.<text:tab/><text:tab/><text:tab/>[ dju ri ]</text:p>
      <text:p text:style-name="P23">De leau.<text:tab/><text:tab/>[ du lo ]</text:p>
      <text:p text:style-name="P27">Un chien.<text:tab/><text:tab/>[ qa xja ]</text:p>
      <text:p text:style-name="P27">Un chat.<text:tab/><text:tab/>[ qa xa ]</text:p>
      <text:p text:style-name="P27">Un cheval.<text:tab/><text:tab/>[ qa xaval ]</text:p>
      <text:p text:style-name="P28">Une voiture. <text:tab/><text:tab/>[ qun va-tjur ]</text:p>
      <text:p text:style-name="P28">Un journal.<text:tab/><text:tab/>[ qa xġornal ]</text:p>
      <text:p text:style-name="P28">Un velo.<text:tab/><text:tab/>[ qa velo ]</text:p>
      <text:p text:style-name="P32">Un livre.<text:tab/><text:tab/>[ qa livr ]</text:p>
      <text:p text:style-name="P32">Un stylo.<text:tab/><text:tab/>[ qa stilo ]</text:p>
      <text:p text:style-name="P32">Un poisson.<text:tab/><text:tab/>[ qa pwaso ]</text:p>
      <text:p text:style-name="P28"><text:soft-page-break/></text:p>
      <text:p text:style-name="P28">conduit</text:p>
      <text:p text:style-name="P31">a, ont</text:p>
      <text:p text:style-name="P33">Il Dort, ils dorment, elle dort.</text:p>
      <text:p text:style-name="P22"/>
      <text:p text:style-name="P22"/>
      <text:p text:style-name="P22">une fill et une femme. <text:tab/><text:tab/><text:tab/><text:tab/><text:tab/>[ qun fil e qun fam ]<text:tab/></text:p>
      <text:p text:style-name="P22">un sandwich et du lait.<text:tab/><text:tab/><text:tab/><text:tab/><text:tab/>[ qa sandwiċ e dju le ]<text:tab/><text:tab/></text:p>
      <text:p text:style-name="P22">un garcon et un homme.<text:tab/><text:tab/><text:tab/><text:tab/><text:tab/>[ qa garso e qa_nom ]</text:p>
      <text:p text:style-name="P22">du riz et une pomme.<text:tab/><text:tab/><text:tab/><text:tab/><text:tab/><text:tab/>[ dju ri e qun pom ]</text:p>
      <text:p text:style-name="P22">un homme et une femme.<text:tab/><text:tab/><text:tab/><text:tab/><text:tab/>[ qa_nom e qun fam ]</text:p>
      <text:p text:style-name="P23"><text:span text:style-name="T32">d</text:span>u pain et de l'eau.<text:tab/><text:tab/><text:tab/><text:tab/><text:tab/><text:tab/>[ dju pan e du lo ]</text:p>
      <text:p text:style-name="P23"/>
      <text:p text:style-name="P24">L'homme mange un oeuf.<text:tab/><text:tab/><text:tab/><text:tab/><text:tab/>[ lom manġ qan_of ]</text:p>
      <text:p text:style-name="P24">Le garcon et l'homm boivent de l'eau.<text:tab/><text:tab/><text:tab/>[ l<text:span text:style-name="T33">o</text:span> garso e lom bwav du lo <text:s/>]</text:p>
      <text:p text:style-name="P25">Le garcon <text:span text:style-name="T33">boit du lait.<text:tab/><text:tab/><text:tab/><text:tab/><text:tab/>[ lo garso bwa dju le]</text:span></text:p>
      <text:p text:style-name="P26">La f<text:span text:style-name="T35">e</text:span>mme boit du cafe.<text:tab/><text:tab/><text:tab/><text:tab/><text:tab/>[ la fam bwa dju kafe ]</text:p>
      <text:p text:style-name="P28">La femme conduit une vaiture.<text:tab/><text:tab/><text:tab/><text:tab/>[ la fam kondwi qun va-ture ]</text:p>
      <text:p text:style-name="P28">L'homme conduit une vaiture.<text:tab/><text:tab/><text:tab/><text:tab/>[ lom kondwi qun va-ture ]</text:p>
      <text:p text:style-name="P28">La fille marche.<text:tab/><text:tab/><text:tab/><text:tab/><text:tab/><text:tab/>[ la fi marx ]</text:p>
      <text:p text:style-name="P28">Le garcon marche.<text:tab/><text:tab/><text:tab/><text:tab/><text:tab/><text:tab/>[ Lo garso marx ]</text:p>
      <text:p text:style-name="P29">L<text:span text:style-name="T36">a</text:span> <text:span text:style-name="T36">femme</text:span> marche.<text:tab/><text:tab/><text:tab/><text:tab/><text:tab/><text:tab/>[ Lo <text:span text:style-name="T36">fam</text:span> marx ]</text:p>
      <text:p text:style-name="P30">La fille court<text:tab/><text:tab/><text:tab/><text:tab/><text:tab/><text:tab/><text:tab/>[ la fi cur ]</text:p>
      <text:p text:style-name="P30">L'homme court<text:tab/><text:tab/><text:tab/><text:tab/><text:tab/><text:tab/>[ lom cur ]</text:p>
      <text:p text:style-name="P30"/>
      <text:p text:style-name="P34">La femme conduit.<text:tab/><text:tab/><text:tab/><text:tab/><text:tab/><text:tab/>[ la fam kondwi ]</text:p>
      <text:p text:style-name="P34">La fille ne conduit pas.<text:tab/><text:tab/><text:tab/><text:tab/><text:tab/>[ la fi no kondwi pa ]</text:p>
      <text:p text:style-name="P34">L'homme conduit.<text:tab/><text:tab/><text:tab/><text:tab/><text:tab/><text:tab/>[ lom kondwi ]</text:p>
      <text:p text:style-name="P34">Le garcon ne conduit pas.<text:tab/><text:tab/><text:tab/><text:tab/><text:tab/>[ lo garso no condwi pa ]</text:p>
      <text:p text:style-name="P36">Les adultes cuisinent.<text:tab/><text:tab/><text:tab/><text:tab/><text:tab/><text:tab/>[ le ż_adult kweżin ]</text:p>
      <text:p text:style-name="P36">Les auultes ne <text:s/>cuisinent pas.<text:tab/><text:tab/><text:tab/><text:tab/><text:tab/>[ le ż_adult no kweżin pa ]</text:p>
      <text:p text:style-name="P36">Les enfants ecrivent.<text:tab/><text:tab/><text:tab/><text:tab/><text:tab/><text:tab/>[ le żanfa ekriv ]</text:p>
      <text:p text:style-name="P36">Les enfants n'ecrivent pa.<text:tab/><text:tab/><text:tab/><text:tab/><text:tab/>[ le żanfa n'ekriv pa ]</text:p>
      <text:p text:style-name="P35">La femme <text:span text:style-name="T37">ne</text:span> conduit <text:span text:style-name="T37">pas</text:span>.<text:tab/><text:tab/><text:tab/><text:tab/><text:tab/>[ la fam <text:span text:style-name="T37">no </text:span>kondwi <text:span text:style-name="T37">pa</text:span>]</text:p>
      <text:p text:style-name="P37">Les adultes cuisinent.<text:tab/><text:tab/><text:tab/><text:tab/><text:tab/><text:tab/>[ le ż_adult kwiżin ]</text:p>
      <text:p text:style-name="P37">Les adultes ne cuisinent pas<text:tab/><text:tab/><text:tab/><text:tab/><text:tab/>[ le ż_adult no kwiżin pa]</text:p>
      <text:p text:style-name="P37"><text:soft-page-break/>Les enfants ecrivent.<text:tab/><text:tab/><text:tab/><text:tab/><text:tab/><text:tab/>[ le ż_anfa ekriv ]</text:p>
      <text:p text:style-name="P37">Les enfants n'ecrivent pas.<text:tab/><text:tab/><text:tab/><text:tab/><text:tab/>[ le ż_anfa ne_ekriv pa ]</text:p>
      <text:p text:style-name="P38">La femme conduit.<text:tab/><text:tab/><text:tab/><text:tab/><text:tab/><text:tab/>[ la fam knodwi ]</text:p>
      <text:p text:style-name="P38">La femme ne conduit pas.<text:tab/><text:tab/><text:tab/><text:tab/><text:tab/>[ la fam no knodwi pa ]</text:p>
      <text:p text:style-name="P38"/>
      <text:p text:style-name="P38">Ils nagent.<text:tab/><text:tab/><text:tab/><text:tab/><text:tab/><text:tab/><text:tab/>[ il naxġ ]</text:p>
      <text:p text:style-name="P38">Ils ne nagent pas.<text:tab/><text:tab/><text:tab/><text:tab/><text:tab/><text:tab/>[ il ne naxġ pa ]</text:p>
      <text:p text:style-name="P38">Il dort.<text:tab/><text:tab/><text:tab/><text:tab/><text:tab/><text:tab/><text:tab/><text:tab/>[ Il dor ]</text:p>
      <text:p text:style-name="P38">Il ne dort pas.<text:tab/><text:tab/><text:tab/><text:tab/><text:tab/><text:tab/><text:tab/>[ Il ne dor pa ]</text:p>
      <text:p text:style-name="P28"/>
      <text:p text:style-name="P37">Il marche. Il ne court pas.<text:tab/><text:tab/><text:tab/><text:tab/><text:tab/>[ il marx. Il ne kur pa ]</text:p>
      <text:p text:style-name="P37">Ils cuisinent. Ils ne mangent pas.<text:tab/><text:tab/><text:tab/><text:tab/>[ il kwiżin, il ne manxġ pa ]</text:p>
      <text:p text:style-name="P37">Ils ne cuisinent pas. Ils mangent.<text:tab/><text:tab/><text:tab/><text:tab/>[ il ne kwiżin pa, il manxġ ]</text:p>
      <text:p text:style-name="P37">Il ne marche pas. Il court.<text:tab/><text:tab/><text:tab/><text:tab/><text:tab/>[ il ne marx pa. Il kur ]</text:p>
      <text:p text:style-name="P37"/>
      <text:p text:style-name="P39">Les femmes ont du riz.<text:tab/><text:tab/><text:tab/><text:tab/><text:tab/>[ le fam o du ri ]</text:p>
      <text:p text:style-name="P39">Les femmes n'ont pas de riz.<text:tab/><text:tab/><text:tab/><text:tab/><text:tab/>[ le fam no pa du ri ]</text:p>
      <text:p text:style-name="P39">Le garcon a un stylo.<text:tab/><text:tab/><text:tab/><text:tab/><text:tab/><text:tab/>[ lo ġarso aaa stylo ]</text:p>
      <text:p text:style-name="P39">Le garcon n'a pas de stylo.<text:tab/><text:tab/><text:tab/><text:tab/><text:tab/>[ lo ġarso na pa du stilo ]</text:p>
      <text:p text:style-name="P39">Les hommes out de l'eau.<text:tab/><text:tab/><text:tab/><text:tab/><text:tab/>[ lo ż_om o du lo ]</text:p>
      <text:p text:style-name="P39">Les hommes n'ont pas d'eau.<text:tab/><text:tab/><text:tab/><text:tab/><text:tab/>[ lo ż_on no pa du ]</text:p>
      <text:p text:style-name="P39">Le garcon a du lait.<text:tab/><text:tab/><text:tab/><text:tab/><text:tab/><text:tab/>[ lo ġarso a d<text:span text:style-name="T38">j</text:span>u le ]</text:p>
      <text:p text:style-name="P40">Le garcon n'a pas de lait.<text:tab/><text:tab/><text:tab/><text:tab/><text:tab/>[ lo ġarso na pa du le ]</text:p>
      <text:p text:style-name="P40">Les filles ont des velos.<text:tab/><text:tab/><text:tab/><text:tab/><text:tab/>[ le fil o <text:s/>de vilo ]</text:p>
      <text:p text:style-name="P40">Les filles n'ont pas des velos.<text:tab/><text:tab/><text:tab/><text:tab/><text:tab/>[ le fil no pa du vilo ]</text:p>
      <text:p text:style-name="P40"/>
      <text:p text:style-name="P45">Le chien court.<text:tab/><text:tab/><text:tab/><text:tab/><text:tab/><text:tab/>[ lo xja kur ]</text:p>
      <text:p text:style-name="P45">Le chien ne court pas.<text:tab/><text:tab/><text:tab/><text:tab/><text:tab/>[ lo xja no kur pa ]</text:p>
      <text:p text:style-name="P45">Les garcons ont de l'eau.<text:tab/><text:tab/><text:tab/><text:tab/><text:tab/>[ le garso o du lo ]</text:p>
      <text:p text:style-name="P45">Les garcons n'ont pas d'eau.<text:tab/><text:tab/><text:tab/><text:tab/><text:tab/>[ le garso no pa du ]</text:p>
      <text:p text:style-name="P28"/>
      <text:p text:style-name="P27">Il mange du riz.<text:tab/><text:tab/><text:tab/><text:tab/><text:tab/><text:tab/>[ il manġ dju ri ]</text:p>
      <text:p text:style-name="P27">Ils mangent des sandwichs.<text:tab/><text:tab/><text:tab/><text:tab/><text:tab/>[ il manġ di sandwiċ ]</text:p>
      <text:p text:style-name="P27">Ils mangent des œufs.<text:tab/><text:tab/><text:tab/><text:tab/><text:tab/>[ il manġ d żq]</text:p>
      <text:p text:style-name="P27">Elle mange une pomme.<text:tab/><text:tab/><text:tab/><text:tab/><text:tab/>[ elle manġ qun pom ]</text:p>
      <text:p text:style-name="P27">Elle boit de l'eau.<text:tab/><text:tab/><text:tab/><text:tab/><text:tab/><text:tab/>[ elle bwa du lo ]</text:p>
      <text:p text:style-name="P30"><text:soft-page-break/>Ils lisent un journal.<text:tab/><text:tab/><text:tab/><text:tab/><text:tab/><text:tab/>[ li lis qa jornal ]</text:p>
      <text:p text:style-name="P30">Il conduit une voiture.<text:tab/><text:tab/><text:tab/><text:tab/><text:tab/>[ il conqwi qun va-tur ]</text:p>
      <text:p text:style-name="P30">Ils mangent des pommes.<text:tab/><text:tab/><text:tab/><text:tab/><text:tab/>[ il mang di pom ]</text:p>
      <text:p text:style-name="P30">Elle li un livre.<text:tab/><text:tab/><text:tab/><text:tab/><text:tab/><text:tab/><text:tab/>[ el li qa livr ]</text:p>
      <text:p text:style-name="P31">Elle a un chien.<text:tab/><text:tab/><text:tab/><text:tab/><text:tab/><text:tab/>[ el a qa xja ]</text:p>
      <text:p text:style-name="P31">Ils ont un journal.<text:tab/><text:tab/><text:tab/><text:tab/><text:tab/><text:tab/>[ il z_on qa xġornal ]</text:p>
      <text:p text:style-name="P31">Il a un chat.<text:tab/><text:tab/><text:tab/><text:tab/><text:tab/><text:tab/><text:tab/>[ il a qa xja ]</text:p>
      <text:p text:style-name="P31">Elles ont un <text:span text:style-name="T34">cheval.<text:tab/><text:tab/><text:tab/><text:tab/><text:tab/><text:tab/></text:span>[ el z_o qa xaval ]</text:p>
      <text:p text:style-name="P31">Elle a des <text:s/>sandwich <text:tab/><text:tab/><text:tab/><text:tab/><text:tab/><text:tab/>[ el a de sandwiċ ]</text:p>
      <text:p text:style-name="P32">Il a une voiture.<text:tab/><text:tab/><text:tab/><text:tab/><text:tab/><text:tab/>[ il a un va-tur ]</text:p>
      <text:p text:style-name="P32">Elle a un poisson.<text:tab/><text:tab/><text:tab/><text:tab/><text:tab/><text:tab/>[ el a qa pwaso ]</text:p>
      <text:p text:style-name="P32">Il a des livres.<text:tab/><text:tab/><text:tab/><text:tab/><text:tab/><text:tab/><text:tab/>[ il a de livr ]</text:p>
      <text:p text:style-name="P32">Ils ont des stylos.<text:tab/><text:tab/><text:tab/><text:tab/><text:tab/><text:tab/>[ il ż_on de stilo ]</text:p>
      <text:p text:style-name="P33">Ils nagent.<text:tab/><text:tab/><text:tab/><text:tab/><text:tab/><text:tab/><text:tab/>[ il naxġ ]</text:p>
      <text:p text:style-name="P33">Ils marchent.<text:tab/><text:tab/><text:tab/><text:tab/><text:tab/><text:tab/><text:tab/>[ il marx ]</text:p>
      <text:p text:style-name="P33">Elles dorment.<text:tab/><text:tab/><text:tab/><text:tab/><text:tab/><text:tab/>[ el dorm ]</text:p>
      <text:p text:style-name="P33">Ils lisent.<text:tab/><text:tab/><text:tab/><text:tab/><text:tab/><text:tab/><text:tab/>[ il liż ]</text:p>
      <text:p text:style-name="P34"/>
      <text:p text:style-name="P32"/>
      <text:p text:style-name="P33">Le chien mange.<text:tab/><text:tab/><text:tab/><text:tab/><text:tab/><text:tab/>[ lo xja manxġ ]</text:p>
      <text:p text:style-name="P33">Le chat dort.<text:tab/><text:tab/><text:tab/><text:tab/><text:tab/><text:tab/><text:tab/>[ lo xa dor ]</text:p>
      <text:p text:style-name="P33">Le poisson nage.<text:tab/><text:tab/><text:tab/><text:tab/><text:tab/><text:tab/>[ lo pwaso naxġ ]</text:p>
      <text:p text:style-name="P33">Le cheval court.<text:tab/><text:tab/><text:tab/><text:tab/><text:tab/><text:tab/>[ lo xoval cur ]</text:p>
      <text:p text:style-name="P33"/>
      <text:p text:style-name="P34">Les adultes courent.<text:tab/><text:tab/><text:tab/><text:tab/><text:tab/><text:tab/>[ le ż_adult kur ]</text:p>
      <text:p text:style-name="P34">Les enfants nagent.<text:tab/><text:tab/><text:tab/><text:tab/><text:tab/><text:tab/>[ le ż_anfa naxġ ]</text:p>
      <text:p text:style-name="P34">Les adultes mangent.<text:tab/><text:tab/><text:tab/><text:tab/><text:tab/><text:tab/>[ le ż_adult manxġ ]</text:p>
      <text:p text:style-name="P34">Le enfants boivent.<text:tab/><text:tab/><text:tab/><text:tab/><text:tab/><text:tab/>[ le ż_anfa bwav ]</text:p>
      <text:p text:style-name="P34">Les adultes lisent<text:tab/><text:tab/><text:tab/><text:tab/><text:tab/><text:tab/>[ le ż_adult lis]</text:p>
      <text:p text:style-name="P34">Le enfants courent.<text:tab/><text:tab/><text:tab/><text:tab/><text:tab/><text:tab/>[ le ż_anfa cur ]</text:p>
      <text:p text:style-name="P34">L'enfant court.<text:tab/><text:tab/><text:tab/><text:tab/><text:tab/><text:tab/>[ lon-fa cur ]</text:p>
      <text:p text:style-name="P34">L'adulte lit.<text:tab/><text:tab/><text:tab/><text:tab/><text:tab/><text:tab/><text:tab/>[ ladult <text:s/>li ]</text:p>
      <text:p text:style-name="P32"/>
      <text:p text:style-name="P45">Qu'est-ce que c'est?<text:tab/><text:tab/><text:tab/><text:tab/><text:tab/><text:tab/>[ kes kqu se? ]</text:p>
      <text:p text:style-name="P45">C'est une pomme.<text:tab/><text:tab/><text:tab/><text:tab/><text:tab/><text:tab/>[ sej un pom ]</text:p>
      <text:p text:style-name="P45">C'est un journal.<text:tab/><text:tab/><text:tab/><text:tab/><text:tab/><text:tab/>[ se qa jurnal ]</text:p>
      <text:p text:style-name="P45"><text:soft-page-break/>Qu'est-ce que c'est?<text:tab/><text:tab/><text:tab/><text:tab/><text:tab/><text:tab/>[ kes kqu se? ]</text:p>
      <text:p text:style-name="P45">C'est un chat.<text:tab/><text:tab/><text:tab/><text:tab/><text:tab/><text:tab/><text:tab/>[ se qa xa ]</text:p>
      <text:p text:style-name="P45">C'est un journal.<text:tab/><text:tab/><text:tab/><text:tab/><text:tab/><text:tab/>[ se qa velo ]</text:p>
      <text:p text:style-name="P45"/>
      <text:p text:style-name="P45">Qu'est-ce que c'est?<text:tab/><text:tab/><text:tab/><text:tab/><text:tab/><text:tab/>[ kes kqu se? ]</text:p>
      <text:p text:style-name="P45">C'est un oeuf.<text:tab/><text:tab/><text:tab/><text:tab/><text:tab/><text:tab/><text:tab/>[ se qa n_of ]</text:p>
      <text:p text:style-name="P45">C'est un stylo.<text:tab/><text:tab/><text:tab/><text:tab/><text:tab/><text:tab/><text:tab/>[ se qa stilo ]</text:p>
      <text:p text:style-name="P45">C'est un poisson.<text:tab/><text:tab/><text:tab/><text:tab/><text:tab/><text:tab/>[ se qa pwaso ]</text:p>
      <text:p text:style-name="P45">C'est du riz.<text:tab/><text:tab/><text:tab/><text:tab/><text:tab/><text:tab/><text:tab/>[ se dju ri ]</text:p>
      <text:p text:style-name="P45"/>
      <text:p text:style-name="P47">Est-ce qu'il dort? <text:s text:c="3"/>Oui. Il dort.<text:tab/><text:tab/><text:tab/><text:tab/>[ qes <text:s/>ki dor? <text:s text:c="3"/>wi. il <text:s/>dor ]</text:p>
      <text:p text:style-name="P47">Est-ce qu'<text:span text:style-name="T39">elle </text:span>dort? <text:s text:c="3"/>Non. Elle ne dort pas.<text:tab/><text:tab/><text:tab/>[ qes <text:s/>k<text:span text:style-name="T39">a</text:span> dor? <text:s text:c="3"/>no. el no dor pa ]</text:p>
      <text:p text:style-name="P45"/>
      <text:p text:style-name="P47">Est-ce que le chien nage? <text:s text:c="3"/>Oui.<text:tab/><text:tab/><text:tab/><text:tab/>[ qes ki lo xja naxġ? <text:s text:c="3"/>wi ]</text:p>
      <text:p text:style-name="P47">Est-ce que le cheval nage? <text:s text:c="3"/>Non.<text:tab/><text:tab/><text:tab/><text:tab/>[ qes ki lo xaval naxġ? <text:s text:c="3"/>No ]</text:p>
      <text:p text:style-name="P47"/>
      <text:p text:style-name="P47">Est-ce qu'elle lit le journal ? <text:s text:c="3"/>Non.<text:tab/><text:tab/><text:tab/><text:tab/>[ qes ka li lo xġornal? No ]</text:p>
      <text:p text:style-name="P47">Est-ce qu'elle lit un livre ? <text:s text:c="3"/>Non.<text:tab/><text:tab/><text:tab/><text:tab/>[ qes ka li <text:span text:style-name="T39">qa livr</text:span> No ]</text:p>
      <text:p text:style-name="P48">Est-ce qu'il mange une pomme? <text:s text:c="3"/>Non.<text:tab/><text:tab/><text:tab/>[ qes ki manxġ un pom? <text:s text:c="3"/>No ]</text:p>
      <text:p text:style-name="P48"/>
      <text:p text:style-name="P48">Au revoir!</text:p>
      <text:p text:style-name="P47"/>
      <text:p text:style-name="P11">é è à ù â ê î ô û ë ï ü ç œ æ É È À Ù Â Ê Î Ô Û Ë Ï Ü Ç Œ Æ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09-18T19:14:22.046480444</dc:date>
    <meta:editing-duration>PT8H3M15S</meta:editing-duration>
    <meta:editing-cycles>63</meta:editing-cycles>
    <meta:generator>LibreOffice/24.2.5.2$Linux_X86_64 LibreOffice_project/420$Build-2</meta:generator>
    <meta:document-statistic meta:table-count="0" meta:image-count="0" meta:object-count="0" meta:page-count="9" meta:paragraph-count="260" meta:word-count="1778" meta:character-count="8217" meta:non-whitespace-character-count="6041"/>
  </office:meta>
</office:document-meta>
</file>